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P2" style:family="paragraph" style:parent-style-name="Text_20_body">
      <style:paragraph-properties fo:margin-left="0in" fo:margin-right="0in" fo:orphans="2" fo:widows="2" fo:text-indent="0in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avitacija 3 u 1 je efikasan alat za problemitiku poput lokalizovanih masnih naslaga, opuštene kože i celulita. </text:p>
      <text:p text:style-name="P1">Ovaj aparat je idealan za osobe koje žele postići brzo i bezbolno oblikovanje tela, sa minimalnim vremenom oporavka. Takođe, pogodan je za sve tipove kože i može se koristiti na različitim delovima tela, uključujući stomak, butine, bokove i zadnjicu.</text:p>
      <text:p text:style-name="P2"/>
      <text:p text:style-name="P1">Korišćenjem ovog aparata u profesionalnim uslovima, korisnici mogu očekivati vidljive rezultate u nekoliko tretmana, sa poboljšanjem oblika tela, tonusa i ukupnog zdravlja kože.</text:p>
      <text:p text:style-name="P2"/>
      <text:p text:style-name="P1">Uz aparat dobijate online edukaciju, a njegova cena iznosi 699 KM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8T17:37:03.424121259</meta:creation-date>
    <dc:date>2025-02-18T17:37:51.875434821</dc:date>
    <meta:editing-duration>PT50S</meta:editing-duration>
    <meta:editing-cycles>1</meta:editing-cycles>
    <meta:document-statistic meta:table-count="0" meta:image-count="0" meta:object-count="0" meta:page-count="1" meta:paragraph-count="4" meta:word-count="90" meta:character-count="605" meta:non-whitespace-character-count="518"/>
    <meta:generator>LibreOffice/24.2.7.2$Linux_X86_64 LibreOffice_project/420$Build-2</meta:generator>
  </office:meta>
</office:document-meta>
</file>